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100000237B1C2B54A.png"/>
  <manifest:file-entry manifest:media-type="image/svg+xml" manifest:full-path="Pictures/1000ACB30000473F00003A9174C0C322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/>
    </style:style>
    <style:style style:name="T2" style:family="text">
      <style:text-properties style:font-name="arial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ure S5. GC content of the ESM015 genome. </text:p>
      <text:p text:style-name="Standard"><draw:frame draw:style-name="fr1" draw:name="Image1" text:anchor-type="char" svg:x="0.859cm" svg:y="1.058cm" svg:width="14.861cm" svg:height="12.215cm" draw:z-index="0"><draw:image xlink:href="Pictures/10000201000002B100000237B1C2B54A.png" xlink:type="simple" xlink:show="embed" xlink:actuate="onLoad"/><draw:image xlink:href="Pictures/1000ACB30000473F00003A9174C0C322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5T16:55:17.349377938</meta:creation-date>
    <dc:date>2021-03-09T12:13:06.82</dc:date>
    <meta:editing-duration>PT44M49S</meta:editing-duration>
    <meta:editing-cycles>18</meta:editing-cycles>
    <meta:generator>OpenOffice/4.1.7$Win32 OpenOffice.org_project/417m1$Build-9800</meta:generator>
    <meta:document-statistic meta:table-count="0" meta:image-count="1" meta:object-count="0" meta:page-count="1" meta:paragraph-count="1" meta:word-count="8" meta:character-count="44"/>
    <dc:creator>Arthur </dc:creator>
  </office:meta>
</office:document-meta>
</file>